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aea" officeooo:paragraph-rsid="00032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fasfa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3:14:20.005535747</meta:creation-date>
    <dc:date>2020-05-12T13:14:43.708613534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